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it" fo:country="IT"/>
    </style:style>
    <style:style style:name="T2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size="14pt" style:font-size-asian="14pt" style:font-size-complex="14pt" fo:language="it" fo:country="IT"/>
    </style:style>
    <style:style style:name="P5" style:parent-style-name="Standard" style:family="paragraph">
      <style:text-properties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it" fo:country="IT"/>
    </style:style>
    <style:style style:name="T7" style:parent-style-name="Car.predefinitoparagrafo" style:family="text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GB"/>
    </style:style>
    <style:style style:name="T11" style:parent-style-name="Car.predefinitoparagrafo" style:family="text">
      <style:text-properties fo:font-size="14pt" style:font-size-asian="14pt" style:font-size-complex="14pt" fo:language="en" fo:country="GB"/>
    </style:style>
    <style:style style:name="T12" style:parent-style-name="Car.predefinitoparagrafo" style:family="text">
      <style:text-properties fo:font-size="14pt" style:font-size-asian="14pt" style:font-size-complex="14pt" fo:language="en" fo:country="GB"/>
    </style:style>
    <style:style style:name="T13" style:parent-style-name="Car.predefinitoparagrafo" style:family="text">
      <style:text-properties fo:font-size="14pt" style:font-size-asian="14pt" style:font-size-complex="14pt" fo:language="en" fo:country="GB"/>
    </style:style>
    <style:style style:name="P14" style:parent-style-name="Standard" style:family="paragraph">
      <style:text-properties fo:font-size="14pt" style:font-size-asian="14pt" style:font-size-complex="14pt" fo:language="en" fo:country="GB"/>
    </style:style>
    <style:style style:name="T15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it" fo:country="IT"/>
    </style:style>
    <style:style style:name="T16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Cioccolato</text:p>
      <text:p text:style-name="Standard"><text:span text:style-name="T2">STORIA:</text:span><text:span text:style-name="T3"><text:s/>la storia del cioccolato e<text:s/></text:span><text:span text:style-name="T4">razione “D”</text:span></text:p>
      <text:p text:style-name="P5"/>
      <text:p text:style-name="Standard"><text:span text:style-name="T6">ECONOMIA:</text:span><text:span text:style-name="T7"><text:s/>ultimo bilancio della Fer</text:span><text:span text:style-name="T8">rero, storia e curiosità</text:span></text:p>
      <text:p text:style-name="P9"/>
      <text:p text:style-name="Standard"><text:span text:style-name="T10">INGLESE:</text:span><text:span text:style-name="T11"><text:s/>„Charlie and the</text:span><text:span text:style-name="T12"><text:s/>Chocolate Factory“</text:span><text:span text:style-name="T13">Roald Dahl</text:span></text:p>
      <text:p text:style-name="P14"/>
      <text:p text:style-name="Standard"><text:span text:style-name="T15">FRANCESE:</text:span><text:span text:style-name="T16"><text:s/>“Le Chocolat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09-04-16T11:32:00Z</meta:creation-date>
    <dc:date>2017-05-30T20:32:00Z</dc:date>
    <meta:template xlink:href="Normal" xlink:type="simple"/>
    <meta:editing-cycles>9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9" meta:character-count="199" meta:row-count="1" meta:non-whitespace-character-count="171"/>
  </office:meta>
</office:document-meta>
</file>